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unkty" table:style-name="ta1">
        <table:shapes>
          <draw:frame draw:z-index="0" draw:style-name="gr1" draw:text-style-name="P1" svg:width="212.29mm" svg:height="120.25mm" svg:x="51.66mm" svg:y="1.17mm">
            <loext:p draw:notify-on-update-of-ranges="Punkty.A1:Punkty.A999 Punkty.B1:Punkty.B9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6574" calcext:value-type="float">
            <text:p>0,346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2408" calcext:value-type="float">
            <text:p>0,732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3147" calcext:value-type="float">
            <text:p>0,693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5663" calcext:value-type="float">
            <text:p>0,965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588" calcext:value-type="float">
            <text:p>0,89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1949" calcext:value-type="float">
            <text:p>1,111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9721" calcext:value-type="float">
            <text:p>1,039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6544" calcext:value-type="float">
            <text:p>0,976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1034" calcext:value-type="float">
            <text:p>0,921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89952" calcext:value-type="float">
            <text:p>1,089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5378" calcext:value-type="float">
            <text:p>1,035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83823" calcext:value-type="float">
            <text:p>1,183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31025" calcext:value-type="float">
            <text:p>1,131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8322" calcext:value-type="float">
            <text:p>1,08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39721" calcext:value-type="float">
            <text:p>1,039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66617" calcext:value-type="float">
            <text:p>1,1666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24033" calcext:value-type="float">
            <text:p>1,124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39764" calcext:value-type="float">
            <text:p>1,239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98293" calcext:value-type="float">
            <text:p>1,198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59818" calcext:value-type="float">
            <text:p>1,1598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24015" calcext:value-type="float">
            <text:p>1,124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26933" calcext:value-type="float">
            <text:p>1,2269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9177" calcext:value-type="float">
            <text:p>1,19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27803" calcext:value-type="float">
            <text:p>1,1278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98612" calcext:value-type="float">
            <text:p>1,0986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71066" calcext:value-type="float">
            <text:p>1,0710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61136" calcext:value-type="float">
            <text:p>1,161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33732" calcext:value-type="float">
            <text:p>1,1337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218512" calcext:value-type="float">
            <text:p>1,218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91347" calcext:value-type="float">
            <text:p>1,191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65503" calcext:value-type="float">
            <text:p>1,1655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40881" calcext:value-type="float">
            <text:p>1,1408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17395" calcext:value-type="float">
            <text:p>1,1173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94964" calcext:value-type="float">
            <text:p>1,0949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71109" calcext:value-type="float">
            <text:p>1,171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48711" calcext:value-type="float">
            <text:p>1,1487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2725" calcext:value-type="float">
            <text:p>1,127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06664" calcext:value-type="float">
            <text:p>1,1066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77474" calcext:value-type="float">
            <text:p>1,177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56898" calcext:value-type="float">
            <text:p>1,1568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224577" calcext:value-type="float">
            <text:p>1,2245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0406" calcext:value-type="float">
            <text:p>1,204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84295" calcext:value-type="float">
            <text:p>1,1842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5239" calcext:value-type="float">
            <text:p>1,1652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28771" calcext:value-type="float">
            <text:p>1,2287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0975" calcext:value-type="float">
            <text:p>1,209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91374" calcext:value-type="float">
            <text:p>1,191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3607" calcext:value-type="float">
            <text:p>1,1736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56419" calcext:value-type="float">
            <text:p>1,1564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9782" calcext:value-type="float">
            <text:p>1,1397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98579" calcext:value-type="float">
            <text:p>1,1985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81921" calcext:value-type="float">
            <text:p>1,1819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6577" calcext:value-type="float">
            <text:p>1,165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501" calcext:value-type="float">
            <text:p>1,15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34892" calcext:value-type="float">
            <text:p>1,1348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120122" calcext:value-type="float">
            <text:p>1,120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74884" calcext:value-type="float">
            <text:p>1,1748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60064" calcext:value-type="float">
            <text:p>1,1600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13045" calcext:value-type="float">
            <text:p>1,2130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982" calcext:value-type="float">
            <text:p>1,19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83753" calcext:value-type="float">
            <text:p>1,1837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69686" calcext:value-type="float">
            <text:p>1,1696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55984" calcext:value-type="float">
            <text:p>1,1559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42633" calcext:value-type="float">
            <text:p>1,1426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192376" calcext:value-type="float">
            <text:p>1,1923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17898" calcext:value-type="float">
            <text:p>1,178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65913" calcext:value-type="float">
            <text:p>1,165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53163" calcext:value-type="float">
            <text:p>1,1531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200755" calcext:value-type="float">
            <text:p>1,2007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87963" calcext:value-type="float">
            <text:p>1,1879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34242" calcext:value-type="float">
            <text:p>1,2342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221424" calcext:value-type="float">
            <text:p>1,2214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8897" calcext:value-type="float">
            <text:p>1,2088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19665" calcext:value-type="float">
            <text:p>1,196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184674" calcext:value-type="float">
            <text:p>1,1846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17296" calcext:value-type="float">
            <text:p>1,17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216808" calcext:value-type="float">
            <text:p>1,2168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05057" calcext:value-type="float">
            <text:p>1,2050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193554" calcext:value-type="float">
            <text:p>1,1935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182291" calcext:value-type="float">
            <text:p>1,1822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224498" calcext:value-type="float">
            <text:p>1,2244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2132" calcext:value-type="float">
            <text:p>1,2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202129" calcext:value-type="float">
            <text:p>1,2021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91279" calcext:value-type="float">
            <text:p>1,1912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180642" calcext:value-type="float">
            <text:p>1,1806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70213" calcext:value-type="float">
            <text:p>1,170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10419" calcext:value-type="float">
            <text:p>1,2104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99949" calcext:value-type="float">
            <text:p>1,1999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189677" calcext:value-type="float">
            <text:p>1,1896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79597" calcext:value-type="float">
            <text:p>1,1795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69703" calcext:value-type="float">
            <text:p>1,1697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5999" calcext:value-type="float">
            <text:p>1,15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50453" calcext:value-type="float">
            <text:p>1,1504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141087" calcext:value-type="float">
            <text:p>1,1410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79049" calcext:value-type="float">
            <text:p>1,1790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69635" calcext:value-type="float">
            <text:p>1,1696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60384" calcext:value-type="float">
            <text:p>1,160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1293" calcext:value-type="float">
            <text:p>1,151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188051" calcext:value-type="float">
            <text:p>1,1880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178915" calcext:value-type="float">
            <text:p>1,1789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14929" calcext:value-type="float">
            <text:p>1,2149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205755" calcext:value-type="float">
            <text:p>1,2057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196733" calcext:value-type="float">
            <text:p>1,1967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187857" calcext:value-type="float">
            <text:p>1,1878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22796" calcext:value-type="float">
            <text:p>1,2227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13886" calcext:value-type="float">
            <text:p>1,2138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248157" calcext:value-type="float">
            <text:p>1,2481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239218" calcext:value-type="float">
            <text:p>1,2392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230418" calcext:value-type="float">
            <text:p>1,2304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221754" calcext:value-type="float">
            <text:p>1,2217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255059" calcext:value-type="float">
            <text:p>1,2550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246368" calcext:value-type="float">
            <text:p>1,2463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237808" calcext:value-type="float">
            <text:p>1,2378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229377" calcext:value-type="float">
            <text:p>1,2293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22107" calcext:value-type="float">
            <text:p>1,221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212886" calcext:value-type="float">
            <text:p>1,2128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204821" calcext:value-type="float">
            <text:p>1,2048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6873" calcext:value-type="float">
            <text:p>1,1968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189039" calcext:value-type="float">
            <text:p>1,1890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181317" calcext:value-type="float">
            <text:p>1,1813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173704" calcext:value-type="float">
            <text:p>1,1737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166197" calcext:value-type="float">
            <text:p>1,1661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151496" calcext:value-type="float">
            <text:p>1,1514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182439" calcext:value-type="float">
            <text:p>1,182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175101" calcext:value-type="float">
            <text:p>1,1751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167862" calcext:value-type="float">
            <text:p>1,167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16072" calcext:value-type="float">
            <text:p>1,160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190888" calcext:value-type="float">
            <text:p>1,1908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18371" calcext:value-type="float">
            <text:p>1,183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176625" calcext:value-type="float">
            <text:p>1,1766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69633" calcext:value-type="float">
            <text:p>1,1696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62732" calcext:value-type="float">
            <text:p>1,1627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55919" calcext:value-type="float">
            <text:p>1,1559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85105" calcext:value-type="float">
            <text:p>1,1851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178256" calcext:value-type="float">
            <text:p>1,1782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206994" calcext:value-type="float">
            <text:p>1,2069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00113" calcext:value-type="float">
            <text:p>1,2001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193318" calcext:value-type="float">
            <text:p>1,1933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186606" calcext:value-type="float">
            <text:p>1,1866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179977" calcext:value-type="float">
            <text:p>1,1799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173428" calcext:value-type="float">
            <text:p>1,1734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166958" calcext:value-type="float">
            <text:p>1,1669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160566" calcext:value-type="float">
            <text:p>1,1605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15425" calcext:value-type="float">
            <text:p>1,15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148008" calcext:value-type="float">
            <text:p>1,1480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175424" calcext:value-type="float">
            <text:p>1,175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69148" calcext:value-type="float">
            <text:p>1,1691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196173" calcext:value-type="float">
            <text:p>1,196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189866" calcext:value-type="float">
            <text:p>1,1898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183632" calcext:value-type="float">
            <text:p>1,1836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77469" calcext:value-type="float">
            <text:p>1,1774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171376" calcext:value-type="float">
            <text:p>1,1713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165351" calcext:value-type="float">
            <text:p>1,1653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191599" calcext:value-type="float">
            <text:p>1,1915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185544" calcext:value-type="float">
            <text:p>1,1855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179556" calcext:value-type="float">
            <text:p>1,1795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73634" calcext:value-type="float">
            <text:p>1,1736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167776" calcext:value-type="float">
            <text:p>1,1677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161982" calcext:value-type="float">
            <text:p>1,1619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1875" calcext:value-type="float">
            <text:p>1,18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181676" calcext:value-type="float">
            <text:p>1,1816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175915" calcext:value-type="float">
            <text:p>1,1759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170214" calcext:value-type="float">
            <text:p>1,1702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19522" calcext:value-type="float">
            <text:p>1,195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189492" calcext:value-type="float">
            <text:p>1,189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183823" calcext:value-type="float">
            <text:p>1,183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178213" calcext:value-type="float">
            <text:p>1,1782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17266" calcext:value-type="float">
            <text:p>1,172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167164" calcext:value-type="float">
            <text:p>1,1671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191513" calcext:value-type="float">
            <text:p>1,1915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18599" calcext:value-type="float">
            <text:p>1,185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80523" calcext:value-type="float">
            <text:p>1,180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17511" calcext:value-type="float">
            <text:p>1,175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169751" calcext:value-type="float">
            <text:p>1,1697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164446" calcext:value-type="float">
            <text:p>1,1644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188172" calcext:value-type="float">
            <text:p>1,1881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8284" calcext:value-type="float">
            <text:p>1,182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206281" calcext:value-type="float">
            <text:p>1,2062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200925" calcext:value-type="float">
            <text:p>1,2009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19562" calcext:value-type="float">
            <text:p>1,195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190366" calcext:value-type="float">
            <text:p>1,1903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185162" calcext:value-type="float">
            <text:p>1,1851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180007" calcext:value-type="float">
            <text:p>1,1800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174901" calcext:value-type="float">
            <text:p>1,1749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169843" calcext:value-type="float">
            <text:p>1,1698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164833" calcext:value-type="float">
            <text:p>1,1648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159868" calcext:value-type="float">
            <text:p>1,1598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182449" calcext:value-type="float">
            <text:p>1,1824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17746" calcext:value-type="float">
            <text:p>1,177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199784" calcext:value-type="float">
            <text:p>1,1997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194772" calcext:value-type="float">
            <text:p>1,1947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189805" calcext:value-type="float">
            <text:p>1,1898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184883" calcext:value-type="float">
            <text:p>1,1848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206823" calcext:value-type="float">
            <text:p>1,2068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201879" calcext:value-type="float">
            <text:p>1,2018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223578" calcext:value-type="float">
            <text:p>1,2235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18613" calcext:value-type="float">
            <text:p>1,2186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213692" calcext:value-type="float">
            <text:p>1,2136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208813" calcext:value-type="float">
            <text:p>1,2088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203978" calcext:value-type="float">
            <text:p>1,2039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199184" calcext:value-type="float">
            <text:p>1,1991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194432" calcext:value-type="float">
            <text:p>1,1944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18972" calcext:value-type="float">
            <text:p>1,189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185049" calcext:value-type="float">
            <text:p>1,1850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180417" calcext:value-type="float">
            <text:p>1,1804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175825" calcext:value-type="float">
            <text:p>1,1758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71271" calcext:value-type="float">
            <text:p>1,1712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19212" calcext:value-type="float">
            <text:p>1,192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187545" calcext:value-type="float">
            <text:p>1,1875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183008" calcext:value-type="float">
            <text:p>1,1830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178509" calcext:value-type="float">
            <text:p>1,1785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174046" calcext:value-type="float">
            <text:p>1,1740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169621" calcext:value-type="float">
            <text:p>1,1696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165231" calcext:value-type="float">
            <text:p>1,1652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160877" calcext:value-type="float">
            <text:p>1,1608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156559" calcext:value-type="float">
            <text:p>1,1565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152275" calcext:value-type="float">
            <text:p>1,1522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148026" calcext:value-type="float">
            <text:p>1,1480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14381" calcext:value-type="float">
            <text:p>1,143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163876" calcext:value-type="float">
            <text:p>1,1638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159638" calcext:value-type="float">
            <text:p>1,1596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155435" calcext:value-type="float">
            <text:p>1,1554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151264" calcext:value-type="float">
            <text:p>1,1512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171024" calcext:value-type="float">
            <text:p>1,1710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166833" calcext:value-type="float">
            <text:p>1,1668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186402" calcext:value-type="float">
            <text:p>1,1864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182191" calcext:value-type="float">
            <text:p>1,1821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178012" calcext:value-type="float">
            <text:p>1,1780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173866" calcext:value-type="float">
            <text:p>1,1738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193146" calcext:value-type="float">
            <text:p>1,1931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18898" calcext:value-type="float">
            <text:p>1,188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184846" calcext:value-type="float">
            <text:p>1,18484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180743" calcext:value-type="float">
            <text:p>1,1807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176671" calcext:value-type="float">
            <text:p>1,1766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172629" calcext:value-type="float">
            <text:p>1,1726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191532" calcext:value-type="float">
            <text:p>1,19153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87472" calcext:value-type="float">
            <text:p>1,1874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2062" calcext:value-type="float">
            <text:p>1,20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202123" calcext:value-type="float">
            <text:p>1,2021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198075" calcext:value-type="float">
            <text:p>1,1980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194057" calcext:value-type="float">
            <text:p>1,19405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190068" calcext:value-type="float">
            <text:p>1,1900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186108" calcext:value-type="float">
            <text:p>1,1861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182176" calcext:value-type="float">
            <text:p>1,1821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178273" calcext:value-type="float">
            <text:p>1,1782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174398" calcext:value-type="float">
            <text:p>1,174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7055" calcext:value-type="float">
            <text:p>1,170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188743" calcext:value-type="float">
            <text:p>1,1887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184878" calcext:value-type="float">
            <text:p>1,1848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18104" calcext:value-type="float">
            <text:p>1,181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177229" calcext:value-type="float">
            <text:p>1,1772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173444" calcext:value-type="float">
            <text:p>1,1734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169686" calcext:value-type="float">
            <text:p>1,1696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187545" calcext:value-type="float">
            <text:p>1,1875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18377" calcext:value-type="float">
            <text:p>1,183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180021" calcext:value-type="float">
            <text:p>1,1800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176298" calcext:value-type="float">
            <text:p>1,1762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1726" calcext:value-type="float">
            <text:p>1,17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168927" calcext:value-type="float">
            <text:p>1,1689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186466" calcext:value-type="float">
            <text:p>1,18646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182777" calcext:value-type="float">
            <text:p>1,1827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179113" calcext:value-type="float">
            <text:p>1,1791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175473" calcext:value-type="float">
            <text:p>1,1754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171857" calcext:value-type="float">
            <text:p>1,1718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168266" calcext:value-type="float">
            <text:p>1,1682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185496" calcext:value-type="float">
            <text:p>1,1854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181889" calcext:value-type="float">
            <text:p>1,1818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198977" calcext:value-type="float">
            <text:p>1,1989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195355" calcext:value-type="float">
            <text:p>1,1953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191756" calcext:value-type="float">
            <text:p>1,1917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18818" calcext:value-type="float">
            <text:p>1,188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184628" calcext:value-type="float">
            <text:p>1,1846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181099" calcext:value-type="float">
            <text:p>1,18109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197895" calcext:value-type="float">
            <text:p>1,1978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194351" calcext:value-type="float">
            <text:p>1,1943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19083" calcext:value-type="float">
            <text:p>1,190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187331" calcext:value-type="float">
            <text:p>1,1873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203919" calcext:value-type="float">
            <text:p>1,2039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200406" calcext:value-type="float">
            <text:p>1,2004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216863" calcext:value-type="float">
            <text:p>1,2168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213336" calcext:value-type="float">
            <text:p>1,2133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209831" calcext:value-type="float">
            <text:p>1,2098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206348" calcext:value-type="float">
            <text:p>1,2063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202886" calcext:value-type="float">
            <text:p>1,2028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199446" calcext:value-type="float">
            <text:p>1,19944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196028" calcext:value-type="float">
            <text:p>1,1960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19263" calcext:value-type="float">
            <text:p>1,192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189253" calcext:value-type="float">
            <text:p>1,18925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185897" calcext:value-type="float">
            <text:p>1,1858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201948" calcext:value-type="float">
            <text:p>1,2019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198578" calcext:value-type="float">
            <text:p>1,1985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195229" calcext:value-type="float">
            <text:p>1,1952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1919" calcext:value-type="float">
            <text:p>1,191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188591" calcext:value-type="float">
            <text:p>1,1885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185301" calcext:value-type="float">
            <text:p>1,1853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182032" calcext:value-type="float">
            <text:p>1,1820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78782" calcext:value-type="float">
            <text:p>1,17878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175551" calcext:value-type="float">
            <text:p>1,1755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172339" calcext:value-type="float">
            <text:p>1,1723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169147" calcext:value-type="float">
            <text:p>1,1691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165973" calcext:value-type="float">
            <text:p>1,1659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162817" calcext:value-type="float">
            <text:p>1,1628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159681" calcext:value-type="float">
            <text:p>1,15968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175216" calcext:value-type="float">
            <text:p>1,1752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172066" calcext:value-type="float">
            <text:p>1,1720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168934" calcext:value-type="float">
            <text:p>1,1689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16582" calcext:value-type="float">
            <text:p>1,165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181179" calcext:value-type="float">
            <text:p>1,1811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178052" calcext:value-type="float">
            <text:p>1,1780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193301" calcext:value-type="float">
            <text:p>1,1933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190161" calcext:value-type="float">
            <text:p>1,1901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187039" calcext:value-type="float">
            <text:p>1,1870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183934" calcext:value-type="float">
            <text:p>1,1839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199014" calcext:value-type="float">
            <text:p>1,1990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195897" calcext:value-type="float">
            <text:p>1,1958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192798" calcext:value-type="float">
            <text:p>1,1927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189716" calcext:value-type="float">
            <text:p>1,1897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186651" calcext:value-type="float">
            <text:p>1,1866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183604" calcext:value-type="float">
            <text:p>1,1836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180573" calcext:value-type="float">
            <text:p>1,1805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177559" calcext:value-type="float">
            <text:p>1,1775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174561" calcext:value-type="float">
            <text:p>1,1745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17158" calcext:value-type="float">
            <text:p>1,171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168616" calcext:value-type="float">
            <text:p>1,1686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165667" calcext:value-type="float">
            <text:p>1,16566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162735" calcext:value-type="float">
            <text:p>1,1627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159819" calcext:value-type="float">
            <text:p>1,1598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174447" calcext:value-type="float">
            <text:p>1,174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171518" calcext:value-type="float">
            <text:p>1,1715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68605" calcext:value-type="float">
            <text:p>1,1686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165708" calcext:value-type="float">
            <text:p>1,1657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162826" calcext:value-type="float">
            <text:p>1,1628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15996" calcext:value-type="float">
            <text:p>1,159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174379" calcext:value-type="float">
            <text:p>1,1743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1715" calcext:value-type="float">
            <text:p>1,17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168637" calcext:value-type="float">
            <text:p>1,1686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165789" calcext:value-type="float">
            <text:p>1,16578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162956" calcext:value-type="float">
            <text:p>1,1629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160138" calcext:value-type="float">
            <text:p>1,1601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57334" calcext:value-type="float">
            <text:p>1,1573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154545" calcext:value-type="float">
            <text:p>1,1545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151771" calcext:value-type="float">
            <text:p>1,1517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149011" calcext:value-type="float">
            <text:p>1,1490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163122" calcext:value-type="float">
            <text:p>1,1631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16035" calcext:value-type="float">
            <text:p>1,16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17437" calcext:value-type="float">
            <text:p>1,174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171587" calcext:value-type="float">
            <text:p>1,1715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168818" calcext:value-type="float">
            <text:p>1,1688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166063" calcext:value-type="float">
            <text:p>1,1660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179941" calcext:value-type="float">
            <text:p>1,1799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177175" calcext:value-type="float">
            <text:p>1,1771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174424" calcext:value-type="float">
            <text:p>1,1744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171686" calcext:value-type="float">
            <text:p>1,17168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168961" calcext:value-type="float">
            <text:p>1,16896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166251" calcext:value-type="float">
            <text:p>1,1662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179942" calcext:value-type="float">
            <text:p>1,1799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177221" calcext:value-type="float">
            <text:p>1,1772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174513" calcext:value-type="float">
            <text:p>1,1745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171819" calcext:value-type="float">
            <text:p>1,1718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169138" calcext:value-type="float">
            <text:p>1,1691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16647" calcext:value-type="float">
            <text:p>1,166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163815" calcext:value-type="float">
            <text:p>1,16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161174" calcext:value-type="float">
            <text:p>1,1611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174636" calcext:value-type="float">
            <text:p>1,1746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71984" calcext:value-type="float">
            <text:p>1,17198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169345" calcext:value-type="float">
            <text:p>1,1693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166718" calcext:value-type="float">
            <text:p>1,1667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164104" calcext:value-type="float">
            <text:p>1,1641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161503" calcext:value-type="float">
            <text:p>1,16150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17479" calcext:value-type="float">
            <text:p>1,1747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172179" calcext:value-type="float">
            <text:p>1,17217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16958" calcext:value-type="float">
            <text:p>1,169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166994" calcext:value-type="float">
            <text:p>1,1669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164419" calcext:value-type="float">
            <text:p>1,1644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61858" calcext:value-type="float">
            <text:p>1,1618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174974" calcext:value-type="float">
            <text:p>1,17497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172402" calcext:value-type="float">
            <text:p>1,1724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169842" calcext:value-type="float">
            <text:p>1,1698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167295" calcext:value-type="float">
            <text:p>1,16729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180289" calcext:value-type="float">
            <text:p>1,18028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77731" calcext:value-type="float">
            <text:p>1,1777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175186" calcext:value-type="float">
            <text:p>1,1751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172652" calcext:value-type="float">
            <text:p>1,1726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17013" calcext:value-type="float">
            <text:p>1,170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16762" calcext:value-type="float">
            <text:p>1,167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180451" calcext:value-type="float">
            <text:p>1,1804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177932" calcext:value-type="float">
            <text:p>1,1779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175423" calcext:value-type="float">
            <text:p>1,1754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172926" calcext:value-type="float">
            <text:p>1,1729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170441" calcext:value-type="float">
            <text:p>1,17044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167967" calcext:value-type="float">
            <text:p>1,16796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165504" calcext:value-type="float">
            <text:p>1,1655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163053" calcext:value-type="float">
            <text:p>1,16305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175685" calcext:value-type="float">
            <text:p>1,17568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173224" calcext:value-type="float">
            <text:p>1,1732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170774" calcext:value-type="float">
            <text:p>1,1707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68336" calcext:value-type="float">
            <text:p>1,1683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180855" calcext:value-type="float">
            <text:p>1,1808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178407" calcext:value-type="float">
            <text:p>1,1784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17597" calcext:value-type="float">
            <text:p>1,1759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173544" calcext:value-type="float">
            <text:p>1,1735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171129" calcext:value-type="float">
            <text:p>1,1711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168724" calcext:value-type="float">
            <text:p>1,1687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16633" calcext:value-type="float">
            <text:p>1,1663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163946" calcext:value-type="float">
            <text:p>1,16394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176277" calcext:value-type="float">
            <text:p>1,17627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173884" calcext:value-type="float">
            <text:p>1,17388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171502" calcext:value-type="float">
            <text:p>1,1715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169131" calcext:value-type="float">
            <text:p>1,1691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16677" calcext:value-type="float">
            <text:p>1,1667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164419" calcext:value-type="float">
            <text:p>1,1644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162078" calcext:value-type="float">
            <text:p>1,16207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159747" calcext:value-type="float">
            <text:p>1,1597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157427" calcext:value-type="float">
            <text:p>1,1574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155116" calcext:value-type="float">
            <text:p>1,1551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167226" calcext:value-type="float">
            <text:p>1,1672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64906" calcext:value-type="float">
            <text:p>1,164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17695" calcext:value-type="float">
            <text:p>1,176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174622" calcext:value-type="float">
            <text:p>1,1746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172304" calcext:value-type="float">
            <text:p>1,17230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169996" calcext:value-type="float">
            <text:p>1,16999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167697" calcext:value-type="float">
            <text:p>1,1676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165409" calcext:value-type="float">
            <text:p>1,16540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163129" calcext:value-type="float">
            <text:p>1,1631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16086" calcext:value-type="float">
            <text:p>1,160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1586" calcext:value-type="float">
            <text:p>1,158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15635" calcext:value-type="float">
            <text:p>1,156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168183" calcext:value-type="float">
            <text:p>1,1681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165924" calcext:value-type="float">
            <text:p>1,1659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177695" calcext:value-type="float">
            <text:p>1,17769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175428" calcext:value-type="float">
            <text:p>1,1754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17317" calcext:value-type="float">
            <text:p>1,173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170922" calcext:value-type="float">
            <text:p>1,1709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168683" calcext:value-type="float">
            <text:p>1,16868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166453" calcext:value-type="float">
            <text:p>1,1664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178092" calcext:value-type="float">
            <text:p>1,1780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175854" calcext:value-type="float">
            <text:p>1,17585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173625" calcext:value-type="float">
            <text:p>1,1736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171406" calcext:value-type="float">
            <text:p>1,17140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18295" calcext:value-type="float">
            <text:p>1,182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180723" calcext:value-type="float">
            <text:p>1,1807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178504" calcext:value-type="float">
            <text:p>1,17850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176295" calcext:value-type="float">
            <text:p>1,1762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174094" calcext:value-type="float">
            <text:p>1,17409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171902" calcext:value-type="float">
            <text:p>1,1719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183321" calcext:value-type="float">
            <text:p>1,1833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181121" calcext:value-type="float">
            <text:p>1,1811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178931" calcext:value-type="float">
            <text:p>1,1789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176749" calcext:value-type="float">
            <text:p>1,1767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174575" calcext:value-type="float">
            <text:p>1,17457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172411" calcext:value-type="float">
            <text:p>1,1724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170255" calcext:value-type="float">
            <text:p>1,1702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168107" calcext:value-type="float">
            <text:p>1,1681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17937" calcext:value-type="float">
            <text:p>1,179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177215" calcext:value-type="float">
            <text:p>1,1772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175068" calcext:value-type="float">
            <text:p>1,17506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17293" calcext:value-type="float">
            <text:p>1,1729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184105" calcext:value-type="float">
            <text:p>1,18410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181959" calcext:value-type="float">
            <text:p>1,1819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193079" calcext:value-type="float">
            <text:p>1,19307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190926" calcext:value-type="float">
            <text:p>1,1909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188781" calcext:value-type="float">
            <text:p>1,18878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186645" calcext:value-type="float">
            <text:p>1,1866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197679" calcext:value-type="float">
            <text:p>1,19767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195536" calcext:value-type="float">
            <text:p>1,19553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193401" calcext:value-type="float">
            <text:p>1,1934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191274" calcext:value-type="float">
            <text:p>1,1912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189155" calcext:value-type="float">
            <text:p>1,18915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187045" calcext:value-type="float">
            <text:p>1,18704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184942" calcext:value-type="float">
            <text:p>1,1849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182848" calcext:value-type="float">
            <text:p>1,18284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180761" calcext:value-type="float">
            <text:p>1,1807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178683" calcext:value-type="float">
            <text:p>1,17868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176612" calcext:value-type="float">
            <text:p>1,1766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174549" calcext:value-type="float">
            <text:p>1,1745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185379" calcext:value-type="float">
            <text:p>1,1853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183309" calcext:value-type="float">
            <text:p>1,18330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181247" calcext:value-type="float">
            <text:p>1,1812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179193" calcext:value-type="float">
            <text:p>1,17919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177146" calcext:value-type="float">
            <text:p>1,17714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175107" calcext:value-type="float">
            <text:p>1,1751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173076" calcext:value-type="float">
            <text:p>1,1730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171052" calcext:value-type="float">
            <text:p>1,1710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181742" calcext:value-type="float">
            <text:p>1,18174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179712" calcext:value-type="float">
            <text:p>1,1797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177689" calcext:value-type="float">
            <text:p>1,1776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175673" calcext:value-type="float">
            <text:p>1,1756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186285" calcext:value-type="float">
            <text:p>1,18628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184262" calcext:value-type="float">
            <text:p>1,1842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182247" calcext:value-type="float">
            <text:p>1,18224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18024" calcext:value-type="float">
            <text:p>1,180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178239" calcext:value-type="float">
            <text:p>1,1782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176246" calcext:value-type="float">
            <text:p>1,17624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17426" calcext:value-type="float">
            <text:p>1,174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172282" calcext:value-type="float">
            <text:p>1,17228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182761" calcext:value-type="float">
            <text:p>1,182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80776" calcext:value-type="float">
            <text:p>1,18077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178798" calcext:value-type="float">
            <text:p>1,17879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176827" calcext:value-type="float">
            <text:p>1,1768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18723" calcext:value-type="float">
            <text:p>1,187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185253" calcext:value-type="float">
            <text:p>1,1852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183282" calcext:value-type="float">
            <text:p>1,18328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181319" calcext:value-type="float">
            <text:p>1,1813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179363" calcext:value-type="float">
            <text:p>1,1793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177414" calcext:value-type="float">
            <text:p>1,1774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187716" calcext:value-type="float">
            <text:p>1,1877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18576" calcext:value-type="float">
            <text:p>1,1857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183812" calcext:value-type="float">
            <text:p>1,1838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18187" calcext:value-type="float">
            <text:p>1,1818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179935" calcext:value-type="float">
            <text:p>1,17993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178007" calcext:value-type="float">
            <text:p>1,1780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176086" calcext:value-type="float">
            <text:p>1,17608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174171" calcext:value-type="float">
            <text:p>1,1741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172263" calcext:value-type="float">
            <text:p>1,1722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170362" calcext:value-type="float">
            <text:p>1,1703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168468" calcext:value-type="float">
            <text:p>1,16846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6658" calcext:value-type="float">
            <text:p>1,1665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176705" calcext:value-type="float">
            <text:p>1,1767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174811" calcext:value-type="float">
            <text:p>1,1748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184892" calcext:value-type="float">
            <text:p>1,18489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182992" calcext:value-type="float">
            <text:p>1,1829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181098" calcext:value-type="float">
            <text:p>1,18109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179211" calcext:value-type="float">
            <text:p>1,1792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17733" calcext:value-type="float">
            <text:p>1,1773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175456" calcext:value-type="float">
            <text:p>1,1754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173588" calcext:value-type="float">
            <text:p>1,1735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171726" calcext:value-type="float">
            <text:p>1,1717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169871" calcext:value-type="float">
            <text:p>1,16987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168022" calcext:value-type="float">
            <text:p>1,1680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166179" calcext:value-type="float">
            <text:p>1,16617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164343" calcext:value-type="float">
            <text:p>1,1643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162513" calcext:value-type="float">
            <text:p>1,1625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160689" calcext:value-type="float">
            <text:p>1,1606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158871" calcext:value-type="float">
            <text:p>1,15887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157059" calcext:value-type="float">
            <text:p>1,1570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155254" calcext:value-type="float">
            <text:p>1,1552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153454" calcext:value-type="float">
            <text:p>1,15345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163294" calcext:value-type="float">
            <text:p>1,1632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161488" calcext:value-type="float">
            <text:p>1,16148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159689" calcext:value-type="float">
            <text:p>1,15968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157895" calcext:value-type="float">
            <text:p>1,15789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156107" calcext:value-type="float">
            <text:p>1,1561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154326" calcext:value-type="float">
            <text:p>1,1543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164076" calcext:value-type="float">
            <text:p>1,1640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162288" calcext:value-type="float">
            <text:p>1,16228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160506" calcext:value-type="float">
            <text:p>1,16050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5873" calcext:value-type="float">
            <text:p>1,1587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15696" calcext:value-type="float">
            <text:p>1,1569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155196" calcext:value-type="float">
            <text:p>1,15519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153438" calcext:value-type="float">
            <text:p>1,15343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51685" calcext:value-type="float">
            <text:p>1,15168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149938" calcext:value-type="float">
            <text:p>1,1499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148197" calcext:value-type="float">
            <text:p>1,1481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157813" calcext:value-type="float">
            <text:p>1,1578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156066" calcext:value-type="float">
            <text:p>1,15606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154324" calcext:value-type="float">
            <text:p>1,1543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152588" calcext:value-type="float">
            <text:p>1,15258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150858" calcext:value-type="float">
            <text:p>1,1508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149134" calcext:value-type="float">
            <text:p>1,1491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58664" calcext:value-type="float">
            <text:p>1,1586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56934" calcext:value-type="float">
            <text:p>1,1569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55209" calcext:value-type="float">
            <text:p>1,1552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5349" calcext:value-type="float">
            <text:p>1,1534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151776" calcext:value-type="float">
            <text:p>1,15177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150068" calcext:value-type="float">
            <text:p>1,1500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159514" calcext:value-type="float">
            <text:p>1,1595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1578" calcext:value-type="float">
            <text:p>1,157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167208" calcext:value-type="float">
            <text:p>1,16720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165489" calcext:value-type="float">
            <text:p>1,16548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163775" calcext:value-type="float">
            <text:p>1,1637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162066" calcext:value-type="float">
            <text:p>1,16206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160363" calcext:value-type="float">
            <text:p>1,1603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158665" calcext:value-type="float">
            <text:p>1,15866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167992" calcext:value-type="float">
            <text:p>1,16799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166289" calcext:value-type="float">
            <text:p>1,1662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164591" calcext:value-type="float">
            <text:p>1,16459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162898" calcext:value-type="float">
            <text:p>1,16289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61211" calcext:value-type="float">
            <text:p>1,1612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59529" calcext:value-type="float">
            <text:p>1,15952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57852" calcext:value-type="float">
            <text:p>1,15785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156181" calcext:value-type="float">
            <text:p>1,15618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154514" calcext:value-type="float">
            <text:p>1,1545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52853" calcext:value-type="float">
            <text:p>1,15285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162057" calcext:value-type="float">
            <text:p>1,16205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160391" calcext:value-type="float">
            <text:p>1,16039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58729" calcext:value-type="float">
            <text:p>1,15872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7073" calcext:value-type="float">
            <text:p>1,1570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55422" calcext:value-type="float">
            <text:p>1,1554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53776" calcext:value-type="float">
            <text:p>1,15377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62902" calcext:value-type="float">
            <text:p>1,1629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61251" calcext:value-type="float">
            <text:p>1,16125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59604" calcext:value-type="float">
            <text:p>1,15960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57963" calcext:value-type="float">
            <text:p>1,15796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56327" calcext:value-type="float">
            <text:p>1,15632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54695" calcext:value-type="float">
            <text:p>1,1546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63745" calcext:value-type="float">
            <text:p>1,1637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62109" calcext:value-type="float">
            <text:p>1,16210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71124" calcext:value-type="float">
            <text:p>1,1711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69482" calcext:value-type="float">
            <text:p>1,16948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67846" calcext:value-type="float">
            <text:p>1,1678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66214" calcext:value-type="float">
            <text:p>1,1662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64587" calcext:value-type="float">
            <text:p>1,16458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62965" calcext:value-type="float">
            <text:p>1,16296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71906" calcext:value-type="float">
            <text:p>1,1719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70279" calcext:value-type="float">
            <text:p>1,17027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168657" calcext:value-type="float">
            <text:p>1,16865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167039" calcext:value-type="float">
            <text:p>1,1670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165427" calcext:value-type="float">
            <text:p>1,1654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163819" calcext:value-type="float">
            <text:p>1,16381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172687" calcext:value-type="float">
            <text:p>1,17268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171074" calcext:value-type="float">
            <text:p>1,1710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169466" calcext:value-type="float">
            <text:p>1,16946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167863" calcext:value-type="float">
            <text:p>1,16786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176678" calcext:value-type="float">
            <text:p>1,17667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17507" calcext:value-type="float">
            <text:p>1,175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183851" calcext:value-type="float">
            <text:p>1,18385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182239" calcext:value-type="float">
            <text:p>1,1822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180631" calcext:value-type="float">
            <text:p>1,1806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179028" calcext:value-type="float">
            <text:p>1,17902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177429" calcext:value-type="float">
            <text:p>1,17742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175835" calcext:value-type="float">
            <text:p>1,1758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174246" calcext:value-type="float">
            <text:p>1,1742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172661" calcext:value-type="float">
            <text:p>1,17266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171081" calcext:value-type="float">
            <text:p>1,17108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169506" calcext:value-type="float">
            <text:p>1,1695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167935" calcext:value-type="float">
            <text:p>1,1679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166368" calcext:value-type="float">
            <text:p>1,1663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175024" calcext:value-type="float">
            <text:p>1,1750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173453" calcext:value-type="float">
            <text:p>1,1734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171886" calcext:value-type="float">
            <text:p>1,17188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170324" calcext:value-type="float">
            <text:p>1,1703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168767" calcext:value-type="float">
            <text:p>1,16876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167214" calcext:value-type="float">
            <text:p>1,1672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165665" calcext:value-type="float">
            <text:p>1,16566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164121" calcext:value-type="float">
            <text:p>1,1641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162581" calcext:value-type="float">
            <text:p>1,1625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161045" calcext:value-type="float">
            <text:p>1,1610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169597" calcext:value-type="float">
            <text:p>1,16959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168056" calcext:value-type="float">
            <text:p>1,16805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176577" calcext:value-type="float">
            <text:p>1,17657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175032" calcext:value-type="float">
            <text:p>1,17503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173492" calcext:value-type="float">
            <text:p>1,1734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171956" calcext:value-type="float">
            <text:p>1,17195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180428" calcext:value-type="float">
            <text:p>1,1804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178888" calcext:value-type="float">
            <text:p>1,17888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177351" calcext:value-type="float">
            <text:p>1,1773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17582" calcext:value-type="float">
            <text:p>1,1758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174292" calcext:value-type="float">
            <text:p>1,17429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172769" calcext:value-type="float">
            <text:p>1,17276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181176" calcext:value-type="float">
            <text:p>1,18117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179648" calcext:value-type="float">
            <text:p>1,17964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178125" calcext:value-type="float">
            <text:p>1,17812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176605" calcext:value-type="float">
            <text:p>1,1766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17509" calcext:value-type="float">
            <text:p>1,1750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17358" calcext:value-type="float">
            <text:p>1,1735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181922" calcext:value-type="float">
            <text:p>1,18192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180407" calcext:value-type="float">
            <text:p>1,1804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18872" calcext:value-type="float">
            <text:p>1,1887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187201" calcext:value-type="float">
            <text:p>1,1872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185686" calcext:value-type="float">
            <text:p>1,18568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184175" calcext:value-type="float">
            <text:p>1,1841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182668" calcext:value-type="float">
            <text:p>1,18266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181165" calcext:value-type="float">
            <text:p>1,18116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179667" calcext:value-type="float">
            <text:p>1,1796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178172" calcext:value-type="float">
            <text:p>1,17817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176681" calcext:value-type="float">
            <text:p>1,1766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175195" calcext:value-type="float">
            <text:p>1,17519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173712" calcext:value-type="float">
            <text:p>1,1737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172234" calcext:value-type="float">
            <text:p>1,1722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180435" calcext:value-type="float">
            <text:p>1,18043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178953" calcext:value-type="float">
            <text:p>1,17895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177474" calcext:value-type="float">
            <text:p>1,1774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175999" calcext:value-type="float">
            <text:p>1,17599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184156" calcext:value-type="float">
            <text:p>1,18415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182677" calcext:value-type="float">
            <text:p>1,18267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181202" calcext:value-type="float">
            <text:p>1,1812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179731" calcext:value-type="float">
            <text:p>1,17973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178265" calcext:value-type="float">
            <text:p>1,17826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176802" calcext:value-type="float">
            <text:p>1,1768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184898" calcext:value-type="float">
            <text:p>1,18489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183431" calcext:value-type="float">
            <text:p>1,18343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181968" calcext:value-type="float">
            <text:p>1,18196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180508" calcext:value-type="float">
            <text:p>1,1805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179053" calcext:value-type="float">
            <text:p>1,17905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177601" calcext:value-type="float">
            <text:p>1,17760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176154" calcext:value-type="float">
            <text:p>1,1761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17471" calcext:value-type="float">
            <text:p>1,174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182732" calcext:value-type="float">
            <text:p>1,1827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181284" calcext:value-type="float">
            <text:p>1,1812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179839" calcext:value-type="float">
            <text:p>1,17983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178399" calcext:value-type="float">
            <text:p>1,17839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176963" calcext:value-type="float">
            <text:p>1,17696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17553" calcext:value-type="float">
            <text:p>1,1755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174101" calcext:value-type="float">
            <text:p>1,17410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172675" calcext:value-type="float">
            <text:p>1,17267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171254" calcext:value-type="float">
            <text:p>1,1712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69836" calcext:value-type="float">
            <text:p>1,16983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177769" calcext:value-type="float">
            <text:p>1,17776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176347" calcext:value-type="float">
            <text:p>1,17634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174929" calcext:value-type="float">
            <text:p>1,17492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173514" calcext:value-type="float">
            <text:p>1,1735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172103" calcext:value-type="float">
            <text:p>1,17210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170696" calcext:value-type="float">
            <text:p>1,1706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169293" calcext:value-type="float">
            <text:p>1,16929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167893" calcext:value-type="float">
            <text:p>1,16789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175754" calcext:value-type="float">
            <text:p>1,17575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17435" calcext:value-type="float">
            <text:p>1,1743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17295" calcext:value-type="float">
            <text:p>1,1729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171553" calcext:value-type="float">
            <text:p>1,17155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17016" calcext:value-type="float">
            <text:p>1,170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16877" calcext:value-type="float">
            <text:p>1,1687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167384" calcext:value-type="float">
            <text:p>1,16738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166002" calcext:value-type="float">
            <text:p>1,1660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164623" calcext:value-type="float">
            <text:p>1,16462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163247" calcext:value-type="float">
            <text:p>1,16324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171024" calcext:value-type="float">
            <text:p>1,1710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169645" calcext:value-type="float">
            <text:p>1,16964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168269" calcext:value-type="float">
            <text:p>1,16826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166896" calcext:value-type="float">
            <text:p>1,16689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165527" calcext:value-type="float">
            <text:p>1,16552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164162" calcext:value-type="float">
            <text:p>1,1641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1628" calcext:value-type="float">
            <text:p>1,16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161441" calcext:value-type="float">
            <text:p>1,16144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169149" calcext:value-type="float">
            <text:p>1,16914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167787" calcext:value-type="float">
            <text:p>1,16778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166428" calcext:value-type="float">
            <text:p>1,16642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165072" calcext:value-type="float">
            <text:p>1,16507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16372" calcext:value-type="float">
            <text:p>1,163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162371" calcext:value-type="float">
            <text:p>1,16237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170026" calcext:value-type="float">
            <text:p>1,1700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168673" calcext:value-type="float">
            <text:p>1,16867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167324" calcext:value-type="float">
            <text:p>1,1673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165978" calcext:value-type="float">
            <text:p>1,16597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164636" calcext:value-type="float">
            <text:p>1,1646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163296" calcext:value-type="float">
            <text:p>1,16329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170899" calcext:value-type="float">
            <text:p>1,17089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169556" calcext:value-type="float">
            <text:p>1,16955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168216" calcext:value-type="float">
            <text:p>1,1682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16688" calcext:value-type="float">
            <text:p>1,1668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174444" calcext:value-type="float">
            <text:p>1,17444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173104" calcext:value-type="float">
            <text:p>1,17310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171767" calcext:value-type="float">
            <text:p>1,17176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170434" calcext:value-type="float">
            <text:p>1,17043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169104" calcext:value-type="float">
            <text:p>1,1691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167777" calcext:value-type="float">
            <text:p>1,16777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166453" calcext:value-type="float">
            <text:p>1,1664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65133" calcext:value-type="float">
            <text:p>1,1651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172632" calcext:value-type="float">
            <text:p>1,1726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171308" calcext:value-type="float">
            <text:p>1,17130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169988" calcext:value-type="float">
            <text:p>1,16998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16867" calcext:value-type="float">
            <text:p>1,1686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167356" calcext:value-type="float">
            <text:p>1,1673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166044" calcext:value-type="float">
            <text:p>1,1660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173494" calcext:value-type="float">
            <text:p>1,17349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172179" calcext:value-type="float">
            <text:p>1,17217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170867" calcext:value-type="float">
            <text:p>1,17086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169559" calcext:value-type="float">
            <text:p>1,1695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176972" calcext:value-type="float">
            <text:p>1,17697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17566" calcext:value-type="float">
            <text:p>1,1756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174351" calcext:value-type="float">
            <text:p>1,1743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173045" calcext:value-type="float">
            <text:p>1,1730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171743" calcext:value-type="float">
            <text:p>1,17174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170443" calcext:value-type="float">
            <text:p>1,17044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169147" calcext:value-type="float">
            <text:p>1,1691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167854" calcext:value-type="float">
            <text:p>1,16785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175205" calcext:value-type="float">
            <text:p>1,1752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173908" calcext:value-type="float">
            <text:p>1,1739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172614" calcext:value-type="float">
            <text:p>1,1726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171324" calcext:value-type="float">
            <text:p>1,1713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178639" calcext:value-type="float">
            <text:p>1,17863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177345" calcext:value-type="float">
            <text:p>1,17734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176054" calcext:value-type="float">
            <text:p>1,17605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174767" calcext:value-type="float">
            <text:p>1,17476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173482" calcext:value-type="float">
            <text:p>1,17348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1722" calcext:value-type="float">
            <text:p>1,172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170921" calcext:value-type="float">
            <text:p>1,1709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169645" calcext:value-type="float">
            <text:p>1,16964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168372" calcext:value-type="float">
            <text:p>1,16837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167102" calcext:value-type="float">
            <text:p>1,16710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165835" calcext:value-type="float">
            <text:p>1,1658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164571" calcext:value-type="float">
            <text:p>1,16457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16331" calcext:value-type="float">
            <text:p>1,1633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162052" calcext:value-type="float">
            <text:p>1,16205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16927" calcext:value-type="float">
            <text:p>1,169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168009" calcext:value-type="float">
            <text:p>1,16800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16675" calcext:value-type="float">
            <text:p>1,1667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165494" calcext:value-type="float">
            <text:p>1,16549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164242" calcext:value-type="float">
            <text:p>1,16424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162992" calcext:value-type="float">
            <text:p>1,1629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161745" calcext:value-type="float">
            <text:p>1,16174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160501" calcext:value-type="float">
            <text:p>1,1605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159259" calcext:value-type="float">
            <text:p>1,1592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158021" calcext:value-type="float">
            <text:p>1,1580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165168" calcext:value-type="float">
            <text:p>1,16516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163926" calcext:value-type="float">
            <text:p>1,16392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162687" calcext:value-type="float">
            <text:p>1,1626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161451" calcext:value-type="float">
            <text:p>1,16145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160218" calcext:value-type="float">
            <text:p>1,1602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158988" calcext:value-type="float">
            <text:p>1,15898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15776" calcext:value-type="float">
            <text:p>1,1577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156535" calcext:value-type="float">
            <text:p>1,1565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155313" calcext:value-type="float">
            <text:p>1,1553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154094" calcext:value-type="float">
            <text:p>1,15409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152877" calcext:value-type="float">
            <text:p>1,15287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151664" calcext:value-type="float">
            <text:p>1,15166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158729" calcext:value-type="float">
            <text:p>1,15872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57512" calcext:value-type="float">
            <text:p>1,15751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164557" calcext:value-type="float">
            <text:p>1,16455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163337" calcext:value-type="float">
            <text:p>1,16333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162119" calcext:value-type="float">
            <text:p>1,1621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160905" calcext:value-type="float">
            <text:p>1,16090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159693" calcext:value-type="float">
            <text:p>1,15969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158483" calcext:value-type="float">
            <text:p>1,15848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157277" calcext:value-type="float">
            <text:p>1,15727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156073" calcext:value-type="float">
            <text:p>1,15607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154872" calcext:value-type="float">
            <text:p>1,15487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153673" calcext:value-type="float">
            <text:p>1,15367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160651" calcext:value-type="float">
            <text:p>1,1606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159449" calcext:value-type="float">
            <text:p>1,15944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166407" calcext:value-type="float">
            <text:p>1,1664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165202" calcext:value-type="float">
            <text:p>1,16520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164" calcext:value-type="float">
            <text:p>1,16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1628" calcext:value-type="float">
            <text:p>1,16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169727" calcext:value-type="float">
            <text:p>1,1697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168524" calcext:value-type="float">
            <text:p>1,16852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175431" calcext:value-type="float">
            <text:p>1,1754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174225" calcext:value-type="float">
            <text:p>1,1742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173022" calcext:value-type="float">
            <text:p>1,1730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171822" calcext:value-type="float">
            <text:p>1,17182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170624" calcext:value-type="float">
            <text:p>1,1706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169429" calcext:value-type="float">
            <text:p>1,16942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168237" calcext:value-type="float">
            <text:p>1,1682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167047" calcext:value-type="float">
            <text:p>1,1670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16586" calcext:value-type="float">
            <text:p>1,1658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164675" calcext:value-type="float">
            <text:p>1,16467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171517" calcext:value-type="float">
            <text:p>1,1715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170329" calcext:value-type="float">
            <text:p>1,17032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169144" calcext:value-type="float">
            <text:p>1,1691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167962" calcext:value-type="float">
            <text:p>1,16796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166782" calcext:value-type="float">
            <text:p>1,1667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165605" calcext:value-type="float">
            <text:p>1,16560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16443" calcext:value-type="float">
            <text:p>1,164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163257" calcext:value-type="float">
            <text:p>1,1632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162088" calcext:value-type="float">
            <text:p>1,16208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16092" calcext:value-type="float">
            <text:p>1,1609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159756" calcext:value-type="float">
            <text:p>1,15975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158594" calcext:value-type="float">
            <text:p>1,15859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157434" calcext:value-type="float">
            <text:p>1,15743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156277" calcext:value-type="float">
            <text:p>1,15627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163034" calcext:value-type="float">
            <text:p>1,16303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161873" calcext:value-type="float">
            <text:p>1,1618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160716" calcext:value-type="float">
            <text:p>1,1607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15956" calcext:value-type="float">
            <text:p>1,1595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166288" calcext:value-type="float">
            <text:p>1,16628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16513" calcext:value-type="float">
            <text:p>1,165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171839" calcext:value-type="float">
            <text:p>1,17183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170678" calcext:value-type="float">
            <text:p>1,17067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169519" calcext:value-type="float">
            <text:p>1,16951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168363" calcext:value-type="float">
            <text:p>1,1683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175043" calcext:value-type="float">
            <text:p>1,1750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173884" calcext:value-type="float">
            <text:p>1,17388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172728" calcext:value-type="float">
            <text:p>1,1727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171574" calcext:value-type="float">
            <text:p>1,17157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170422" calcext:value-type="float">
            <text:p>1,17042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169273" calcext:value-type="float">
            <text:p>1,16927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168126" calcext:value-type="float">
            <text:p>1,16812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166982" calcext:value-type="float">
            <text:p>1,16698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16584" calcext:value-type="float">
            <text:p>1,1658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1647" calcext:value-type="float">
            <text:p>1,16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163563" calcext:value-type="float">
            <text:p>1,16356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162428" calcext:value-type="float">
            <text:p>1,16242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161296" calcext:value-type="float">
            <text:p>1,16129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160165" calcext:value-type="float">
            <text:p>1,16016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166765" calcext:value-type="float">
            <text:p>1,16676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165632" calcext:value-type="float">
            <text:p>1,16563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164501" calcext:value-type="float">
            <text:p>1,1645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163373" calcext:value-type="float">
            <text:p>1,16337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169944" calcext:value-type="float">
            <text:p>1,16994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168813" calcext:value-type="float">
            <text:p>1,1688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175367" calcext:value-type="float">
            <text:p>1,17536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174233" calcext:value-type="float">
            <text:p>1,17423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173102" calcext:value-type="float">
            <text:p>1,1731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171973" calcext:value-type="float">
            <text:p>1,17197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178498" calcext:value-type="float">
            <text:p>1,17849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177367" calcext:value-type="float">
            <text:p>1,17736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176237" calcext:value-type="float">
            <text:p>1,1762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17511" calcext:value-type="float">
            <text:p>1,175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173985" calcext:value-type="float">
            <text:p>1,1739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172863" calcext:value-type="float">
            <text:p>1,17286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171743" calcext:value-type="float">
            <text:p>1,1717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170625" calcext:value-type="float">
            <text:p>1,1706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169509" calcext:value-type="float">
            <text:p>1,16950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168396" calcext:value-type="float">
            <text:p>1,16839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167285" calcext:value-type="float">
            <text:p>1,16728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166176" calcext:value-type="float">
            <text:p>1,16617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16507" calcext:value-type="float">
            <text:p>1,165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63965" calcext:value-type="float">
            <text:p>1,16396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162863" calcext:value-type="float">
            <text:p>1,16286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161763" calcext:value-type="float">
            <text:p>1,16176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160666" calcext:value-type="float">
            <text:p>1,16066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15957" calcext:value-type="float">
            <text:p>1,1595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158477" calcext:value-type="float">
            <text:p>1,15847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157386" calcext:value-type="float">
            <text:p>1,15738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163806" calcext:value-type="float">
            <text:p>1,16380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162712" calcext:value-type="float">
            <text:p>1,16271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161621" calcext:value-type="float">
            <text:p>1,1616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160532" calcext:value-type="float">
            <text:p>1,1605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166925" calcext:value-type="float">
            <text:p>1,16692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165833" calcext:value-type="float">
            <text:p>1,16583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164743" calcext:value-type="float">
            <text:p>1,16474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163656" calcext:value-type="float">
            <text:p>1,16365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162571" calcext:value-type="float">
            <text:p>1,16257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161488" calcext:value-type="float">
            <text:p>1,16148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160407" calcext:value-type="float">
            <text:p>1,1604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159328" calcext:value-type="float">
            <text:p>1,15932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165676" calcext:value-type="float">
            <text:p>1,1656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164594" calcext:value-type="float">
            <text:p>1,16459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163515" calcext:value-type="float">
            <text:p>1,1635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162438" calcext:value-type="float">
            <text:p>1,1624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161363" calcext:value-type="float">
            <text:p>1,1613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16029" calcext:value-type="float">
            <text:p>1,1602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159219" calcext:value-type="float">
            <text:p>1,15921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15815" calcext:value-type="float">
            <text:p>1,158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157084" calcext:value-type="float">
            <text:p>1,15708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156019" calcext:value-type="float">
            <text:p>1,15601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162313" calcext:value-type="float">
            <text:p>1,1623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161246" calcext:value-type="float">
            <text:p>1,16124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160181" calcext:value-type="float">
            <text:p>1,16018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159119" calcext:value-type="float">
            <text:p>1,15911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158058" calcext:value-type="float">
            <text:p>1,15805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156999" calcext:value-type="float">
            <text:p>1,15699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155943" calcext:value-type="float">
            <text:p>1,15594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154888" calcext:value-type="float">
            <text:p>1,15488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161138" calcext:value-type="float">
            <text:p>1,1611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160081" calcext:value-type="float">
            <text:p>1,16008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159026" calcext:value-type="float">
            <text:p>1,1590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157973" calcext:value-type="float">
            <text:p>1,15797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164199" calcext:value-type="float">
            <text:p>1,16419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163143" calcext:value-type="float">
            <text:p>1,1631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16209" calcext:value-type="float">
            <text:p>1,1620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161038" calcext:value-type="float">
            <text:p>1,16103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159989" calcext:value-type="float">
            <text:p>1,15998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158942" calcext:value-type="float">
            <text:p>1,15894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165133" calcext:value-type="float">
            <text:p>1,16513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164083" calcext:value-type="float">
            <text:p>1,16408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163036" calcext:value-type="float">
            <text:p>1,1630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16199" calcext:value-type="float">
            <text:p>1,1619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160946" calcext:value-type="float">
            <text:p>1,16094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159904" calcext:value-type="float">
            <text:p>1,1599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166063" calcext:value-type="float">
            <text:p>1,16606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165018" calcext:value-type="float">
            <text:p>1,165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163976" calcext:value-type="float">
            <text:p>1,16397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162936" calcext:value-type="float">
            <text:p>1,1629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161898" calcext:value-type="float">
            <text:p>1,16189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160862" calcext:value-type="float">
            <text:p>1,1608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159827" calcext:value-type="float">
            <text:p>1,1598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158795" calcext:value-type="float">
            <text:p>1,15879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157765" calcext:value-type="float">
            <text:p>1,15776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156736" calcext:value-type="float">
            <text:p>1,15673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15571" calcext:value-type="float">
            <text:p>1,1557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154685" calcext:value-type="float">
            <text:p>1,15468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153663" calcext:value-type="float">
            <text:p>1,1536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152642" calcext:value-type="float">
            <text:p>1,15264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158733" calcext:value-type="float">
            <text:p>1,1587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15771" calcext:value-type="float">
            <text:p>1,1577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156688" calcext:value-type="float">
            <text:p>1,15668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155669" calcext:value-type="float">
            <text:p>1,1556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161736" calcext:value-type="float">
            <text:p>1,16173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160714" calcext:value-type="float">
            <text:p>1,1607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159695" calcext:value-type="float">
            <text:p>1,15969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158677" calcext:value-type="float">
            <text:p>1,15867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157661" calcext:value-type="float">
            <text:p>1,15766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156647" calcext:value-type="float">
            <text:p>1,15664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162682" calcext:value-type="float">
            <text:p>1,16268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161666" calcext:value-type="float">
            <text:p>1,16166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160651" calcext:value-type="float">
            <text:p>1,1606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159639" calcext:value-type="float">
            <text:p>1,15963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158628" calcext:value-type="float">
            <text:p>1,1586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15762" calcext:value-type="float">
            <text:p>1,1576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163623" calcext:value-type="float">
            <text:p>1,1636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162612" calcext:value-type="float">
            <text:p>1,1626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161603" calcext:value-type="float">
            <text:p>1,16160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160595" calcext:value-type="float">
            <text:p>1,16059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15959" calcext:value-type="float">
            <text:p>1,159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158586" calcext:value-type="float">
            <text:p>1,15858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157585" calcext:value-type="float">
            <text:p>1,15758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156585" calcext:value-type="float">
            <text:p>1,15658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162548" calcext:value-type="float">
            <text:p>1,16254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61546" calcext:value-type="float">
            <text:p>1,16154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160546" calcext:value-type="float">
            <text:p>1,16054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159547" calcext:value-type="float">
            <text:p>1,15954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158551" calcext:value-type="float">
            <text:p>1,15855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157556" calcext:value-type="float">
            <text:p>1,15755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163489" calcext:value-type="float">
            <text:p>1,16348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162492" calcext:value-type="float">
            <text:p>1,16249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161496" calcext:value-type="float">
            <text:p>1,161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60503" calcext:value-type="float">
            <text:p>1,160503</text:p>
          </table:table-cell>
        </table:table-row>
      </table:table>
      <table:table table:name="Arkusz1" table:style-name="ta2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>
        <table:shapes>
          <draw:frame draw:z-index="0" draw:style-name="gr1" draw:text-style-name="P1" svg:width="159.99mm" svg:height="89.99mm" svg:x="23.58mm" svg:y="1mm">
            <loext:p draw:notify-on-update-of-ranges="Arkusz3.A2:Arkusz3.A29 Arkusz3.B1:Arkusz3.B1 Arkusz3.B2:Arkusz3.B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</table:table>
      <table:table table:name="Arkusz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.00.0000</text:date>, <text:time style:data-style-name="N2" text:time-value="20:05:32.8052192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13:45.840074343</meta:creation-date>
    <dc:date>2017-11-12T20:18:36.796294709</dc:date>
    <meta:editing-duration>PT18M14S</meta:editing-duration>
    <meta:editing-cycles>4</meta:editing-cycles>
    <meta:generator>LibreOffice/5.1.6.2$Linux_X86_64 LibreOffice_project/10m0$Build-2</meta:generator>
    <meta:document-statistic meta:table-count="4" meta:cell-count="20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Fine_20_Dashe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3cm" svg:height="12.026cm" xlink:href=".." xlink:type="simple" chart:class="chart:line" chart:style-name="ch1">
        <chart:title svg:x="8.111cm" svg:y="0.376cm" chart:style-name="ch2">
          <text:p>Zależność Pi(n)/(n/ln(n))</text:p>
        </chart:title>
        <chart:legend chart:legend-position="start" svg:x="0.21cm" svg:y="5.714cm" style:legend-expansion="high" chart:style-name="ch3"/>
        <chart:plot-area chart:style-name="ch4" table:cell-range-address="Punkty.A1:Punkty.B999" chart:data-source-has-labels="both" svg:x="2.509cm" svg:y="1.395cm" svg:width="18.297cm" svg:height="10.391cm">
          <chartooo:coordinate-region svg:x="3.236cm" svg:y="1.395cm" svg:width="17.518cm" svg:height="9.267cm"/>
          <chart:axis chart:dimension="x" chart:name="primary-x" chart:style-name="ch5" chartooo:axis-type="auto">
            <chartooo:date-scale/>
            <chart:categories table:cell-range-address="Punkty.A1:Punkty.A9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unkty.B1:Punkty.B999" loext:label-string="kuba" chart:class="chart:line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uba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unkty.A1:Punkty.A999</svg:desc>
                </draw:g>
              </table:table-cell>
              <table:table-cell office:value-type="float" office:value="0.346574">
                <text:p>0.346574</text:p>
                <draw:g>
                  <svg:desc>Punkty.B1:Punkty.B99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2408">
                <text:p>0.7324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3147">
                <text:p>0.693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5663">
                <text:p>0.9656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588">
                <text:p>0.895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11949">
                <text:p>1.1119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9721">
                <text:p>1.0397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76544">
                <text:p>0.9765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1034">
                <text:p>0.9210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9952">
                <text:p>1.0899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35378">
                <text:p>1.0353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3823">
                <text:p>1.1838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31025">
                <text:p>1.1310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39721">
                <text:p>1.0397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66617">
                <text:p>1.1666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24033">
                <text:p>1.1240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39764">
                <text:p>1.2397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198293">
                <text:p>1.1982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159818">
                <text:p>1.1598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124015">
                <text:p>1.124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226933">
                <text:p>1.2269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9177">
                <text:p>1.191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127803">
                <text:p>1.1278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098612">
                <text:p>1.0986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071066">
                <text:p>1.0710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161136">
                <text:p>1.1611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33732">
                <text:p>1.1337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218512">
                <text:p>1.218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191347">
                <text:p>1.1913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65503">
                <text:p>1.16550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140881">
                <text:p>1.1408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117395">
                <text:p>1.1173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094964">
                <text:p>1.09496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171109">
                <text:p>1.1711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148711">
                <text:p>1.1487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12725">
                <text:p>1.127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06664">
                <text:p>1.1066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177474">
                <text:p>1.1774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56898">
                <text:p>1.15689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224577">
                <text:p>1.22457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20406">
                <text:p>1.204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84295">
                <text:p>1.1842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165239">
                <text:p>1.1652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228771">
                <text:p>1.2287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20975">
                <text:p>1.209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191374">
                <text:p>1.1913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73607">
                <text:p>1.17360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156419">
                <text:p>1.1564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139782">
                <text:p>1.1397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198579">
                <text:p>1.19857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81921">
                <text:p>1.1819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16577">
                <text:p>1.165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134892">
                <text:p>1.1348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120122">
                <text:p>1.12012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74884">
                <text:p>1.174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60064">
                <text:p>1.16006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213045">
                <text:p>1.2130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1982">
                <text:p>1.198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183753">
                <text:p>1.1837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169686">
                <text:p>1.1696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155984">
                <text:p>1.15598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142633">
                <text:p>1.1426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192376">
                <text:p>1.1923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17898">
                <text:p>1.178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165913">
                <text:p>1.1659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53163">
                <text:p>1.1531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200755">
                <text:p>1.2007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187963">
                <text:p>1.1879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234242">
                <text:p>1.2342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221424">
                <text:p>1.2214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208897">
                <text:p>1.2088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19665">
                <text:p>1.1966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184674">
                <text:p>1.1846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17296">
                <text:p>1.172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16808">
                <text:p>1.2168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05057">
                <text:p>1.20505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193554">
                <text:p>1.1935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182291">
                <text:p>1.1822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224498">
                <text:p>1.22449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2132">
                <text:p>1.21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202129">
                <text:p>1.2021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191279">
                <text:p>1.1912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80642">
                <text:p>1.1806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170213">
                <text:p>1.1702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210419">
                <text:p>1.2104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199949">
                <text:p>1.19994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189677">
                <text:p>1.18967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179597">
                <text:p>1.1795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69703">
                <text:p>1.1697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15999">
                <text:p>1.15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50453">
                <text:p>1.1504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141087">
                <text:p>1.14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179049">
                <text:p>1.1790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169635">
                <text:p>1.1696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160384">
                <text:p>1.160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151293">
                <text:p>1.15129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188051">
                <text:p>1.18805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178915">
                <text:p>1.17891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214929">
                <text:p>1.2149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205755">
                <text:p>1.20575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196733">
                <text:p>1.1967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187857">
                <text:p>1.1878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222796">
                <text:p>1.22279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213886">
                <text:p>1.2138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248157">
                <text:p>1.2481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239218">
                <text:p>1.23921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230418">
                <text:p>1.2304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221754">
                <text:p>1.22175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255059">
                <text:p>1.25505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246368">
                <text:p>1.24636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237808">
                <text:p>1.23780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229377">
                <text:p>1.22937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22107">
                <text:p>1.221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212886">
                <text:p>1.21288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204821">
                <text:p>1.2048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196873">
                <text:p>1.19687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189039">
                <text:p>1.18903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181317">
                <text:p>1.18131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173704">
                <text:p>1.17370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166197">
                <text:p>1.16619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151496">
                <text:p>1.1514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182439">
                <text:p>1.1824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175101">
                <text:p>1.17510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167862">
                <text:p>1.1678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16072">
                <text:p>1.1607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190888">
                <text:p>1.1908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18371">
                <text:p>1.183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176625">
                <text:p>1.1766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169633">
                <text:p>1.1696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162732">
                <text:p>1.16273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155919">
                <text:p>1.15591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185105">
                <text:p>1.18510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178256">
                <text:p>1.17825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206994">
                <text:p>1.2069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00113">
                <text:p>1.20011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193318">
                <text:p>1.19331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186606">
                <text:p>1.1866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179977">
                <text:p>1.17997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173428">
                <text:p>1.1734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166958">
                <text:p>1.16695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160566">
                <text:p>1.160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15425">
                <text:p>1.1542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148008">
                <text:p>1.14800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.175424">
                <text:p>1.1754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169148">
                <text:p>1.1691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196173">
                <text:p>1.19617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.189866">
                <text:p>1.1898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.183632">
                <text:p>1.18363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.177469">
                <text:p>1.17746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171376">
                <text:p>1.17137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.165351">
                <text:p>1.16535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.191599">
                <text:p>1.1915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.185544">
                <text:p>1.18554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.179556">
                <text:p>1.1795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173634">
                <text:p>1.1736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167776">
                <text:p>1.16777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.161982">
                <text:p>1.16198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.181676">
                <text:p>1.1816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175915">
                <text:p>1.17591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.170214">
                <text:p>1.17021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.19522">
                <text:p>1.195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.189492">
                <text:p>1.18949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183823">
                <text:p>1.1838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178213">
                <text:p>1.17821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.17266">
                <text:p>1.1726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.167164">
                <text:p>1.16716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.191513">
                <text:p>1.19151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.18599">
                <text:p>1.185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180523">
                <text:p>1.18052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.17511">
                <text:p>1.175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.169751">
                <text:p>1.16975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.164446">
                <text:p>1.1644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.188172">
                <text:p>1.1881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18284">
                <text:p>1.1828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206281">
                <text:p>1.2062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200925">
                <text:p>1.20092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19562">
                <text:p>1.195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90366">
                <text:p>1.1903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185162">
                <text:p>1.1851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180007">
                <text:p>1.18000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174901">
                <text:p>1.17490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169843">
                <text:p>1.16984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164833">
                <text:p>1.1648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159868">
                <text:p>1.15986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.182449">
                <text:p>1.18244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.17746">
                <text:p>1.1774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.199784">
                <text:p>1.19978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194772">
                <text:p>1.19477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189805">
                <text:p>1.18980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84883">
                <text:p>1.1848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06823">
                <text:p>1.20682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01879">
                <text:p>1.20187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223578">
                <text:p>1.2235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18613">
                <text:p>1.21861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213692">
                <text:p>1.21369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208813">
                <text:p>1.20881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.203978">
                <text:p>1.20397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199184">
                <text:p>1.19918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194432">
                <text:p>1.19443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18972">
                <text:p>1.1897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.185049">
                <text:p>1.18504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.180417">
                <text:p>1.18041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175825">
                <text:p>1.1758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171271">
                <text:p>1.17127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19212">
                <text:p>1.192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187545">
                <text:p>1.18754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183008">
                <text:p>1.18300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178509">
                <text:p>1.17850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74046">
                <text:p>1.17404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69621">
                <text:p>1.16962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165231">
                <text:p>1.16523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160877">
                <text:p>1.16087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156559">
                <text:p>1.1565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152275">
                <text:p>1.15227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148026">
                <text:p>1.1480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14381">
                <text:p>1.1438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163876">
                <text:p>1.1638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159638">
                <text:p>1.15963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155435">
                <text:p>1.15543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51264">
                <text:p>1.15126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1024">
                <text:p>1.17102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66833">
                <text:p>1.1668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186402">
                <text:p>1.18640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82191">
                <text:p>1.18219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178012">
                <text:p>1.17801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173866">
                <text:p>1.17386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193146">
                <text:p>1.19314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18898">
                <text:p>1.1889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184846">
                <text:p>1.18484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180743">
                <text:p>1.18074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176671">
                <text:p>1.17667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172629">
                <text:p>1.17262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191532">
                <text:p>1.19153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87472">
                <text:p>1.1874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2062">
                <text:p>1.206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202123">
                <text:p>1.20212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.198075">
                <text:p>1.19807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.194057">
                <text:p>1.19405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.190068">
                <text:p>1.19006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.186108">
                <text:p>1.18610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.182176">
                <text:p>1.18217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178273">
                <text:p>1.17827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.174398">
                <text:p>1.1743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17055">
                <text:p>1.1705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188743">
                <text:p>1.18874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184878">
                <text:p>1.18487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.18104">
                <text:p>1.1810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.177229">
                <text:p>1.17722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173444">
                <text:p>1.1734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169686">
                <text:p>1.16968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.187545">
                <text:p>1.18754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.18377">
                <text:p>1.1837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.180021">
                <text:p>1.18002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176298">
                <text:p>1.17629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.1726">
                <text:p>1.172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.168927">
                <text:p>1.16892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.186466">
                <text:p>1.18646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.182777">
                <text:p>1.18277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.179113">
                <text:p>1.17911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.175473">
                <text:p>1.1754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.171857">
                <text:p>1.17185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.168266">
                <text:p>1.16826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.185496">
                <text:p>1.18549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181889">
                <text:p>1.18188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.198977">
                <text:p>1.19897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.195355">
                <text:p>1.19535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.191756">
                <text:p>1.1917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.18818">
                <text:p>1.1881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.184628">
                <text:p>1.18462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.181099">
                <text:p>1.1810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.197895">
                <text:p>1.19789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.194351">
                <text:p>1.19435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.19083">
                <text:p>1.190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187331">
                <text:p>1.18733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.203919">
                <text:p>1.20391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.200406">
                <text:p>1.20040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216863">
                <text:p>1.21686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.213336">
                <text:p>1.21333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.209831">
                <text:p>1.20983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.206348">
                <text:p>1.20634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.202886">
                <text:p>1.2028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.199446">
                <text:p>1.19944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.196028">
                <text:p>1.19602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19263">
                <text:p>1.1926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189253">
                <text:p>1.18925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185897">
                <text:p>1.18589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201948">
                <text:p>1.20194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198578">
                <text:p>1.19857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.195229">
                <text:p>1.19522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.188591">
                <text:p>1.18859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.185301">
                <text:p>1.18530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.182032">
                <text:p>1.1820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178782">
                <text:p>1.17878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.175551">
                <text:p>1.17555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172339">
                <text:p>1.17233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169147">
                <text:p>1.16914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165973">
                <text:p>1.16597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162817">
                <text:p>1.16281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159681">
                <text:p>1.15968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175216">
                <text:p>1.17521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172066">
                <text:p>1.17206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168934">
                <text:p>1.1689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16582">
                <text:p>1.1658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181179">
                <text:p>1.18117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178052">
                <text:p>1.17805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193301">
                <text:p>1.19330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190161">
                <text:p>1.19016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187039">
                <text:p>1.18703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183934">
                <text:p>1.1839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199014">
                <text:p>1.1990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195897">
                <text:p>1.19589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192798">
                <text:p>1.1927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189716">
                <text:p>1.18971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186651">
                <text:p>1.18665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183604">
                <text:p>1.18360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80573">
                <text:p>1.18057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77559">
                <text:p>1.17755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174561">
                <text:p>1.17456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17158">
                <text:p>1.1715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168616">
                <text:p>1.1686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.165667">
                <text:p>1.16566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.162735">
                <text:p>1.1627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159819">
                <text:p>1.15981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.174447">
                <text:p>1.17444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.171518">
                <text:p>1.17151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.168605">
                <text:p>1.16860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.165708">
                <text:p>1.16570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.162826">
                <text:p>1.16282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.15996">
                <text:p>1.1599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.174379">
                <text:p>1.17437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.1715">
                <text:p>1.171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.168637">
                <text:p>1.1686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165789">
                <text:p>1.16578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.162956">
                <text:p>1.16295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160138">
                <text:p>1.16013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.157334">
                <text:p>1.15733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.154545">
                <text:p>1.1545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.151771">
                <text:p>1.15177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.149011">
                <text:p>1.14901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.163122">
                <text:p>1.16312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.16035">
                <text:p>1.1603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.17437">
                <text:p>1.1743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171587">
                <text:p>1.17158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.168818">
                <text:p>1.16881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.166063">
                <text:p>1.16606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.179941">
                <text:p>1.17994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.177175">
                <text:p>1.17717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.174424">
                <text:p>1.17442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.171686">
                <text:p>1.171686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.168961">
                <text:p>1.16896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.166251">
                <text:p>1.16625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.179942">
                <text:p>1.1799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177221">
                <text:p>1.17722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174513">
                <text:p>1.17451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.171819">
                <text:p>1.17181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.169138">
                <text:p>1.16913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.16647">
                <text:p>1.1664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163815">
                <text:p>1.1638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161174">
                <text:p>1.16117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174636">
                <text:p>1.17463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171984">
                <text:p>1.17198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169345">
                <text:p>1.16934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166718">
                <text:p>1.16671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164104">
                <text:p>1.16410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161503">
                <text:p>1.16150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17479">
                <text:p>1.1747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172179">
                <text:p>1.17217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16958">
                <text:p>1.1695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166994">
                <text:p>1.16699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.164419">
                <text:p>1.16441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.161858">
                <text:p>1.16185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.174974">
                <text:p>1.1749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172402">
                <text:p>1.17240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.169842">
                <text:p>1.16984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.167295">
                <text:p>1.16729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.180289">
                <text:p>1.18028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77731">
                <text:p>1.17773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.175186">
                <text:p>1.17518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.172652">
                <text:p>1.17265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.17013">
                <text:p>1.1701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.16762">
                <text:p>1.1676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.180451">
                <text:p>1.18045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177932">
                <text:p>1.17793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.175423">
                <text:p>1.17542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.172926">
                <text:p>1.17292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.170441">
                <text:p>1.17044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.167967">
                <text:p>1.16796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.165504">
                <text:p>1.16550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.163053">
                <text:p>1.1630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175685">
                <text:p>1.175685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173224">
                <text:p>1.17322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170774">
                <text:p>1.1707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168336">
                <text:p>1.16833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.180855">
                <text:p>1.18085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.178407">
                <text:p>1.17840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.17597">
                <text:p>1.1759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.173544">
                <text:p>1.17354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.171129">
                <text:p>1.17112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.168724">
                <text:p>1.16872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.16633">
                <text:p>1.1663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.163946">
                <text:p>1.16394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.176277">
                <text:p>1.17627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173884">
                <text:p>1.17388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171502">
                <text:p>1.17150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.169131">
                <text:p>1.16913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.16677">
                <text:p>1.1667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.164419">
                <text:p>1.16441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.162078">
                <text:p>1.16207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.159747">
                <text:p>1.15974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.157427">
                <text:p>1.157427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.155116">
                <text:p>1.15511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.167226">
                <text:p>1.16722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164906">
                <text:p>1.16490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.17695">
                <text:p>1.1769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.174622">
                <text:p>1.17462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.172304">
                <text:p>1.17230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.169996">
                <text:p>1.16999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.167697">
                <text:p>1.16769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.165409">
                <text:p>1.16540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.163129">
                <text:p>1.16312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.16086">
                <text:p>1.1608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1586">
                <text:p>1.158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15635">
                <text:p>1.1563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.168183">
                <text:p>1.16818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.165924">
                <text:p>1.16592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.177695">
                <text:p>1.17769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.175428">
                <text:p>1.1754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17317">
                <text:p>1.1731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.170922">
                <text:p>1.17092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.168683">
                <text:p>1.16868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.166453">
                <text:p>1.16645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.178092">
                <text:p>1.17809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175854">
                <text:p>1.17585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173625">
                <text:p>1.17362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.171406">
                <text:p>1.17140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.18295">
                <text:p>1.1829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.180723">
                <text:p>1.18072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.178504">
                <text:p>1.17850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.176295">
                <text:p>1.17629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.174094">
                <text:p>1.1740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.171902">
                <text:p>1.17190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.183321">
                <text:p>1.18332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181121">
                <text:p>1.18112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.178931">
                <text:p>1.178931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.176749">
                <text:p>1.17674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.174575">
                <text:p>1.17457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.172411">
                <text:p>1.17241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.170255">
                <text:p>1.17025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.168107">
                <text:p>1.16810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.17937">
                <text:p>1.1793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.177215">
                <text:p>1.177215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.175068">
                <text:p>1.17506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17293">
                <text:p>1.1729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.184105">
                <text:p>1.18410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.181959">
                <text:p>1.18195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.193079">
                <text:p>1.19307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.190926">
                <text:p>1.19092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.188781">
                <text:p>1.188781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.186645">
                <text:p>1.18664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.197679">
                <text:p>1.19767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.195536">
                <text:p>1.19553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.193401">
                <text:p>1.19340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191274">
                <text:p>1.19127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.189155">
                <text:p>1.18915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.187045">
                <text:p>1.18704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.184942">
                <text:p>1.18494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.182848">
                <text:p>1.18284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.180761">
                <text:p>1.180761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.178683">
                <text:p>1.17868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.176612">
                <text:p>1.17661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.174549">
                <text:p>1.17454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.185379">
                <text:p>1.18537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83309">
                <text:p>1.18330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.181247">
                <text:p>1.181247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.179193">
                <text:p>1.17919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.177146">
                <text:p>1.17714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175107">
                <text:p>1.17510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.173076">
                <text:p>1.17307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.171052">
                <text:p>1.17105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.181742">
                <text:p>1.18174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.179712">
                <text:p>1.17971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.177689">
                <text:p>1.1776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175673">
                <text:p>1.17567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.186285">
                <text:p>1.18628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.184262">
                <text:p>1.1842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.182247">
                <text:p>1.18224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.18024">
                <text:p>1.1802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.178239">
                <text:p>1.17823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.176246">
                <text:p>1.17624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.17426">
                <text:p>1.1742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.172282">
                <text:p>1.17228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.182761">
                <text:p>1.182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80776">
                <text:p>1.18077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.178798">
                <text:p>1.17879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.176827">
                <text:p>1.176827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.18723">
                <text:p>1.18723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.185253">
                <text:p>1.18525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.183282">
                <text:p>1.183282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.181319">
                <text:p>1.181319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.179363">
                <text:p>1.17936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.177414">
                <text:p>1.17741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.187716">
                <text:p>1.18771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18576">
                <text:p>1.1857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183812">
                <text:p>1.18381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18187">
                <text:p>1.18187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.179935">
                <text:p>1.179935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.178007">
                <text:p>1.17800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.176086">
                <text:p>1.176086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.174171">
                <text:p>1.174171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.172263">
                <text:p>1.172263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.170362">
                <text:p>1.1703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.168468">
                <text:p>1.16846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.176705">
                <text:p>1.17670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.174811">
                <text:p>1.174811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.184892">
                <text:p>1.18489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.182992">
                <text:p>1.18299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.181098">
                <text:p>1.181098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.179211">
                <text:p>1.17921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.17733">
                <text:p>1.17733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.175456">
                <text:p>1.17545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173588">
                <text:p>1.17358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171726">
                <text:p>1.171726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.169871">
                <text:p>1.169871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.168022">
                <text:p>1.16802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.166179">
                <text:p>1.166179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.164343">
                <text:p>1.16434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.162513">
                <text:p>1.16251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.160689">
                <text:p>1.16068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.158871">
                <text:p>1.15887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.157059">
                <text:p>1.15705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.155254">
                <text:p>1.15525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153454">
                <text:p>1.15345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.163294">
                <text:p>1.16329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.161488">
                <text:p>1.161488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.159689">
                <text:p>1.15968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.157895">
                <text:p>1.15789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.156107">
                <text:p>1.156107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.154326">
                <text:p>1.154326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.164076">
                <text:p>1.16407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.162288">
                <text:p>1.162288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.160506">
                <text:p>1.16050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15873">
                <text:p>1.1587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.155196">
                <text:p>1.155196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.153438">
                <text:p>1.15343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.151685">
                <text:p>1.151685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.149938">
                <text:p>1.14993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.148197">
                <text:p>1.14819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.157813">
                <text:p>1.15781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.156066">
                <text:p>1.15606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.154324">
                <text:p>1.1543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152588">
                <text:p>1.15258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.150858">
                <text:p>1.15085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.149134">
                <text:p>1.149134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.158664">
                <text:p>1.15866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.156934">
                <text:p>1.15693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.155209">
                <text:p>1.155209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.15349">
                <text:p>1.1534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.151776">
                <text:p>1.15177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.150068">
                <text:p>1.15006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.159514">
                <text:p>1.15951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.167208">
                <text:p>1.16720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.165489">
                <text:p>1.16548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.163775">
                <text:p>1.16377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.162066">
                <text:p>1.16206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.160363">
                <text:p>1.1603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158665">
                <text:p>1.15866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.167992">
                <text:p>1.16799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.166289">
                <text:p>1.1662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.164591">
                <text:p>1.16459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162898">
                <text:p>1.162898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.161211">
                <text:p>1.161211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.159529">
                <text:p>1.159529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157852">
                <text:p>1.15785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156181">
                <text:p>1.15618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154514">
                <text:p>1.15451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152853">
                <text:p>1.152853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162057">
                <text:p>1.16205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160391">
                <text:p>1.16039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158729">
                <text:p>1.1587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157073">
                <text:p>1.15707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155422">
                <text:p>1.15542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153776">
                <text:p>1.153776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162902">
                <text:p>1.16290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161251">
                <text:p>1.16125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159604">
                <text:p>1.15960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157963">
                <text:p>1.15796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156327">
                <text:p>1.15632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154695">
                <text:p>1.15469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163745">
                <text:p>1.1637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62109">
                <text:p>1.16210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171124">
                <text:p>1.17112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.169482">
                <text:p>1.16948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.167846">
                <text:p>1.16784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.166214">
                <text:p>1.16621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164587">
                <text:p>1.164587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.162965">
                <text:p>1.162965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.171906">
                <text:p>1.17190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.170279">
                <text:p>1.17027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.168657">
                <text:p>1.16865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167039">
                <text:p>1.16703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165427">
                <text:p>1.165427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.163819">
                <text:p>1.163819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.172687">
                <text:p>1.17268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.171074">
                <text:p>1.17107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.169466">
                <text:p>1.16946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.167863">
                <text:p>1.167863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.176678">
                <text:p>1.17667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.17507">
                <text:p>1.1750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.183851">
                <text:p>1.18385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182239">
                <text:p>1.18223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.180631">
                <text:p>1.180631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.179028">
                <text:p>1.179028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.177429">
                <text:p>1.17742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.175835">
                <text:p>1.17583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174246">
                <text:p>1.17424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.172661">
                <text:p>1.172661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.171081">
                <text:p>1.171081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.169506">
                <text:p>1.169506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.167935">
                <text:p>1.16793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166368">
                <text:p>1.166368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.175024">
                <text:p>1.17502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.173453">
                <text:p>1.173453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.171886">
                <text:p>1.17188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.170324">
                <text:p>1.17032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.168767">
                <text:p>1.16876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.167214">
                <text:p>1.16721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.165665">
                <text:p>1.16566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.164121">
                <text:p>1.16412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.162581">
                <text:p>1.16258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161045">
                <text:p>1.16104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.169597">
                <text:p>1.16959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.168056">
                <text:p>1.16805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.176577">
                <text:p>1.176577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.175032">
                <text:p>1.17503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.173492">
                <text:p>1.17349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.171956">
                <text:p>1.17195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.180428">
                <text:p>1.180428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.178888">
                <text:p>1.178888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.177351">
                <text:p>1.17735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17582">
                <text:p>1.1758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.174292">
                <text:p>1.17429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.172769">
                <text:p>1.172769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.181176">
                <text:p>1.18117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.179648">
                <text:p>1.17964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.178125">
                <text:p>1.17812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.176605">
                <text:p>1.17660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.17509">
                <text:p>1.17509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.17358">
                <text:p>1.1735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.181922">
                <text:p>1.1819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180407">
                <text:p>1.180407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.18872">
                <text:p>1.1887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.187201">
                <text:p>1.18720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.185686">
                <text:p>1.18568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.184175">
                <text:p>1.18417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.182668">
                <text:p>1.18266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.181165">
                <text:p>1.181165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.179667">
                <text:p>1.17966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.178172">
                <text:p>1.17817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.176681">
                <text:p>1.17668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175195">
                <text:p>1.17519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.173712">
                <text:p>1.17371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.172234">
                <text:p>1.17223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.180435">
                <text:p>1.180435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.178953">
                <text:p>1.17895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.177474">
                <text:p>1.177474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175999">
                <text:p>1.175999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.184156">
                <text:p>1.18415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.182677">
                <text:p>1.18267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.181202">
                <text:p>1.18120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179731">
                <text:p>1.179731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.178265">
                <text:p>1.17826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.176802">
                <text:p>1.17680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.184898">
                <text:p>1.18489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.183431">
                <text:p>1.183431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.181968">
                <text:p>1.18196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.180508">
                <text:p>1.18050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.179053">
                <text:p>1.179053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.177601">
                <text:p>1.177601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.176154">
                <text:p>1.17615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17471">
                <text:p>1.17471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.182732">
                <text:p>1.18273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.181284">
                <text:p>1.18128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.179839">
                <text:p>1.179839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.178399">
                <text:p>1.17839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.176963">
                <text:p>1.176963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.17553">
                <text:p>1.1755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.174101">
                <text:p>1.174101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.172675">
                <text:p>1.17267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.171254">
                <text:p>1.1712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69836">
                <text:p>1.16983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.177769">
                <text:p>1.177769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.176347">
                <text:p>1.17634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.174929">
                <text:p>1.17492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.173514">
                <text:p>1.17351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.172103">
                <text:p>1.17210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.170696">
                <text:p>1.170696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.169293">
                <text:p>1.169293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.167893">
                <text:p>1.16789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.175754">
                <text:p>1.17575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17435">
                <text:p>1.1743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.17295">
                <text:p>1.17295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.171553">
                <text:p>1.17155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.17016">
                <text:p>1.17016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.16877">
                <text:p>1.1687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.167384">
                <text:p>1.167384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.166002">
                <text:p>1.16600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.164623">
                <text:p>1.164623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.163247">
                <text:p>1.16324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.171024">
                <text:p>1.1710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169645">
                <text:p>1.16964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.168269">
                <text:p>1.168269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.166896">
                <text:p>1.16689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.165527">
                <text:p>1.165527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.164162">
                <text:p>1.1641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.1628">
                <text:p>1.162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161441">
                <text:p>1.161441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.169149">
                <text:p>1.16914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.167787">
                <text:p>1.167787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166428">
                <text:p>1.16642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165072">
                <text:p>1.16507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.16372">
                <text:p>1.1637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.162371">
                <text:p>1.16237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.170026">
                <text:p>1.17002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.168673">
                <text:p>1.168673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.167324">
                <text:p>1.16732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.165978">
                <text:p>1.16597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.164636">
                <text:p>1.16463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.163296">
                <text:p>1.163296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.170899">
                <text:p>1.17089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169556">
                <text:p>1.169556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.168216">
                <text:p>1.16821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.16688">
                <text:p>1.1668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.174444">
                <text:p>1.17444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.173104">
                <text:p>1.17310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.171767">
                <text:p>1.17176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.170434">
                <text:p>1.170434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.169104">
                <text:p>1.169104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.167777">
                <text:p>1.16777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.166453">
                <text:p>1.16645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165133">
                <text:p>1.165133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.172632">
                <text:p>1.17263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.171308">
                <text:p>1.17130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.169988">
                <text:p>1.16998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.16867">
                <text:p>1.1686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.167356">
                <text:p>1.16735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.166044">
                <text:p>1.16604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.173494">
                <text:p>1.17349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.172179">
                <text:p>1.172179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.170867">
                <text:p>1.17086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169559">
                <text:p>1.16955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.176972">
                <text:p>1.17697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.17566">
                <text:p>1.1756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.174351">
                <text:p>1.174351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.173045">
                <text:p>1.17304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.171743">
                <text:p>1.171743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.170443">
                <text:p>1.170443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.169147">
                <text:p>1.16914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167854">
                <text:p>1.167854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.175205">
                <text:p>1.17520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.173908">
                <text:p>1.17390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.172614">
                <text:p>1.17261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.171324">
                <text:p>1.17132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.178639">
                <text:p>1.17863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.177345">
                <text:p>1.17734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.176054">
                <text:p>1.17605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.174767">
                <text:p>1.17476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.173482">
                <text:p>1.17348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.1722">
                <text:p>1.172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.170921">
                <text:p>1.17092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169645">
                <text:p>1.16964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.168372">
                <text:p>1.16837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.167102">
                <text:p>1.16710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.165835">
                <text:p>1.16583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164571">
                <text:p>1.164571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.16331">
                <text:p>1.16331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.162052">
                <text:p>1.16205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.16927">
                <text:p>1.16927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.168009">
                <text:p>1.16800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.16675">
                <text:p>1.1667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165494">
                <text:p>1.16549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.164242">
                <text:p>1.16424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.162992">
                <text:p>1.16299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.161745">
                <text:p>1.16174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.160501">
                <text:p>1.160501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.159259">
                <text:p>1.15925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.158021">
                <text:p>1.15802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.165168">
                <text:p>1.16516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.163926">
                <text:p>1.163926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.162687">
                <text:p>1.16268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161451">
                <text:p>1.161451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.160218">
                <text:p>1.16021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.158988">
                <text:p>1.15898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.15776">
                <text:p>1.15776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.156535">
                <text:p>1.15653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.155313">
                <text:p>1.155313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.154094">
                <text:p>1.15409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.152877">
                <text:p>1.152877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.151664">
                <text:p>1.151664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.158729">
                <text:p>1.15872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.157512">
                <text:p>1.15751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.164557">
                <text:p>1.164557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.163337">
                <text:p>1.163337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.162119">
                <text:p>1.162119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.160905">
                <text:p>1.160905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.159693">
                <text:p>1.15969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.158483">
                <text:p>1.158483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.157277">
                <text:p>1.157277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.156073">
                <text:p>1.156073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.154872">
                <text:p>1.15487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.153673">
                <text:p>1.15367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.160651">
                <text:p>1.160651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.159449">
                <text:p>1.15944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.166407">
                <text:p>1.166407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.165202">
                <text:p>1.16520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.1628">
                <text:p>1.162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.169727">
                <text:p>1.16972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.168524">
                <text:p>1.168524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.175431">
                <text:p>1.17543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.174225">
                <text:p>1.17422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.173022">
                <text:p>1.17302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.171822">
                <text:p>1.17182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.170624">
                <text:p>1.17062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.169429">
                <text:p>1.16942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.168237">
                <text:p>1.16823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.167047">
                <text:p>1.16704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.16586">
                <text:p>1.1658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.164675">
                <text:p>1.16467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.171517">
                <text:p>1.17151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.170329">
                <text:p>1.17032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.169144">
                <text:p>1.169144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.167962">
                <text:p>1.16796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.166782">
                <text:p>1.16678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.165605">
                <text:p>1.16560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.16443">
                <text:p>1.16443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.163257">
                <text:p>1.16325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.162088">
                <text:p>1.162088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.16092">
                <text:p>1.1609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.159756">
                <text:p>1.15975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158594">
                <text:p>1.158594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.157434">
                <text:p>1.157434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.156277">
                <text:p>1.156277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.163034">
                <text:p>1.163034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.161873">
                <text:p>1.16187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.160716">
                <text:p>1.16071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.166288">
                <text:p>1.16628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.16513">
                <text:p>1.1651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.171839">
                <text:p>1.17183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.170678">
                <text:p>1.170678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.169519">
                <text:p>1.169519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.168363">
                <text:p>1.16836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.175043">
                <text:p>1.175043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.173884">
                <text:p>1.17388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.172728">
                <text:p>1.172728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.171574">
                <text:p>1.17157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.170422">
                <text:p>1.17042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.169273">
                <text:p>1.16927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.168126">
                <text:p>1.16812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.166982">
                <text:p>1.16698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.16584">
                <text:p>1.16584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.1647">
                <text:p>1.1647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.163563">
                <text:p>1.16356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.162428">
                <text:p>1.16242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.161296">
                <text:p>1.16129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.160165">
                <text:p>1.16016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.166765">
                <text:p>1.16676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.165632">
                <text:p>1.16563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.164501">
                <text:p>1.16450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.163373">
                <text:p>1.163373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.169944">
                <text:p>1.169944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.168813">
                <text:p>1.168813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.175367">
                <text:p>1.175367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.174233">
                <text:p>1.17423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.173102">
                <text:p>1.17310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.171973">
                <text:p>1.17197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.178498">
                <text:p>1.178498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.177367">
                <text:p>1.17736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.176237">
                <text:p>1.17623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17511">
                <text:p>1.17511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.173985">
                <text:p>1.17398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.172863">
                <text:p>1.17286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.171743">
                <text:p>1.171743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.170625">
                <text:p>1.17062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.169509">
                <text:p>1.16950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.168396">
                <text:p>1.16839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.167285">
                <text:p>1.167285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.166176">
                <text:p>1.16617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.16507">
                <text:p>1.165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63965">
                <text:p>1.16396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.162863">
                <text:p>1.162863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.161763">
                <text:p>1.161763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.160666">
                <text:p>1.160666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.15957">
                <text:p>1.1595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.158477">
                <text:p>1.158477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.157386">
                <text:p>1.15738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.163806">
                <text:p>1.16380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.162712">
                <text:p>1.16271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.161621">
                <text:p>1.16162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.160532">
                <text:p>1.16053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.166925">
                <text:p>1.166925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.165833">
                <text:p>1.16583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.164743">
                <text:p>1.164743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.163656">
                <text:p>1.163656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.162571">
                <text:p>1.16257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.161488">
                <text:p>1.16148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.160407">
                <text:p>1.16040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.159328">
                <text:p>1.15932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.165676">
                <text:p>1.16567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.164594">
                <text:p>1.164594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.163515">
                <text:p>1.16351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.162438">
                <text:p>1.16243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.161363">
                <text:p>1.16136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.16029">
                <text:p>1.1602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.159219">
                <text:p>1.159219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.15815">
                <text:p>1.1581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.157084">
                <text:p>1.15708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.156019">
                <text:p>1.156019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.162313">
                <text:p>1.16231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.161246">
                <text:p>1.161246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.160181">
                <text:p>1.160181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.159119">
                <text:p>1.15911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.158058">
                <text:p>1.15805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.156999">
                <text:p>1.156999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.155943">
                <text:p>1.155943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.154888">
                <text:p>1.154888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.161138">
                <text:p>1.161138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.160081">
                <text:p>1.160081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.159026">
                <text:p>1.15902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157973">
                <text:p>1.157973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.164199">
                <text:p>1.164199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.163143">
                <text:p>1.163143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.16209">
                <text:p>1.16209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.161038">
                <text:p>1.161038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.159989">
                <text:p>1.159989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.158942">
                <text:p>1.15894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.165133">
                <text:p>1.165133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.164083">
                <text:p>1.164083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.163036">
                <text:p>1.1630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.16199">
                <text:p>1.16199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.160946">
                <text:p>1.160946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.159904">
                <text:p>1.159904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.166063">
                <text:p>1.166063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.165018">
                <text:p>1.165018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.163976">
                <text:p>1.163976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.162936">
                <text:p>1.162936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.161898">
                <text:p>1.161898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.160862">
                <text:p>1.16086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.159827">
                <text:p>1.1598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158795">
                <text:p>1.15879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.157765">
                <text:p>1.15776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.156736">
                <text:p>1.156736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.15571">
                <text:p>1.1557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.154685">
                <text:p>1.154685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.153663">
                <text:p>1.153663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.152642">
                <text:p>1.15264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.158733">
                <text:p>1.158733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.15771">
                <text:p>1.1577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.156688">
                <text:p>1.15668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.155669">
                <text:p>1.15566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.161736">
                <text:p>1.161736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.160714">
                <text:p>1.160714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.159695">
                <text:p>1.15969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.158677">
                <text:p>1.158677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.157661">
                <text:p>1.157661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.156647">
                <text:p>1.15664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.162682">
                <text:p>1.16268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.161666">
                <text:p>1.16166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.160651">
                <text:p>1.16065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.159639">
                <text:p>1.15963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.158628">
                <text:p>1.158628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.15762">
                <text:p>1.1576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.163623">
                <text:p>1.163623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.162612">
                <text:p>1.16261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.161603">
                <text:p>1.161603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.160595">
                <text:p>1.16059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.15959">
                <text:p>1.15959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.158586">
                <text:p>1.15858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.157585">
                <text:p>1.15758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.156585">
                <text:p>1.15658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.162548">
                <text:p>1.1625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.161546">
                <text:p>1.16154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.160546">
                <text:p>1.160546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.159547">
                <text:p>1.15954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.158551">
                <text:p>1.158551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.157556">
                <text:p>1.157556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.163489">
                <text:p>1.163489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.162492">
                <text:p>1.16249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.161496">
                <text:p>1.1614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60503">
                <text:p>1.160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4.201cm" style:legend-expansion="high" chart:style-name="ch2"/>
        <chart:plot-area chart:style-name="ch3" table:cell-range-address="Arkusz3.A1:Arkusz3.B29" chart:data-source-has-labels="both" svg:x="0.32cm" svg:y="0.18cm" svg:width="13.646cm" svg:height="8.64cm">
          <chartooo:coordinate-region svg:x="0.756cm" svg:y="0.379cm" svg:width="12.838cm" svg:height="7.794cm"/>
          <chart:axis chart:dimension="x" chart:name="primary-x" chart:style-name="ch4" chartooo:axis-type="auto">
            <chartooo:date-scale/>
            <chart:categories table:cell-range-address="Arkusz3.A2:Arkusz3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3.B2:Arkusz3.B29" chart:label-cell-address="Arkusz3.B1:Arkusz3.B1" chart:class="chart:line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</text:p>
                <draw:g>
                  <svg:desc>Arkusz3.B1:Arkusz3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Arkusz3.A2:Arkusz3.A29</svg:desc>
                </draw:g>
              </table:table-cell>
              <table:table-cell office:value-type="float" office:value="12">
                <text:p>12</text:p>
                <draw:g>
                  <svg:desc>Arkusz3.B2:Arkusz3.B2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